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e4361" officeooo:paragraph-rsid="000e4361" style:font-weight-asian="bold" style:font-weight-complex="bold"/>
    </style:style>
    <style:style style:name="P8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9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0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11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12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15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6" style:family="paragraph" style:parent-style-name="Standard">
      <style:text-properties officeooo:rsid="000989c2" officeooo:paragraph-rsid="000989c2"/>
    </style:style>
    <style:style style:name="P17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18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19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20" style:family="paragraph" style:parent-style-name="Standard">
      <style:text-properties fo:font-weight="normal" officeooo:rsid="000f7824" officeooo:paragraph-rsid="000e4361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325bd" style:font-weight-asian="normal" style:font-weight-complex="normal"/>
    </style:style>
    <style:style style:name="T9" style:family="text">
      <style:text-properties fo:font-weight="normal" officeooo:rsid="0017dbf1" style:font-weight-asian="normal" style:font-weight-complex="normal"/>
    </style:style>
    <style:style style:name="T10" style:family="text">
      <style:text-properties officeooo:rsid="000a5bca"/>
    </style:style>
    <style:style style:name="T11" style:family="text">
      <style:text-properties officeooo:rsid="000c49fe"/>
    </style:style>
    <style:style style:name="T12" style:family="text">
      <style:text-properties officeooo:rsid="000e1e6f"/>
    </style:style>
    <style:style style:name="T13" style:family="text">
      <style:text-properties officeooo:rsid="0017db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16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8"><text:tab/>1_ones_processor</text:p>
      <text:p text:style-name="P8"><text:tab/>2_Shift_bits</text:p>
      <text:p text:style-name="P8"><text:tab/>3_Char_to_binary</text:p>
      <text:p text:style-name="P8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17"><text:tab/><text:tab/>Print askii symbols</text:p>
      <text:p text:style-name="P17"><text:tab/><text:tab/>Print text file</text:p>
      <text:p text:style-name="P17"><text:tab/><text:tab/>Print hex file with strings</text:p>
      <text:p text:style-name="P17"><text:tab/><text:tab/>Defining text messages and reading program memory</text:p>
      <text:p text:style-name="P17"><text:tab/><text:tab/>Print the askii table</text:p>
      <text:p text:style-name="P17"><text:tab/><text:tab/>Lower to upper case conversion</text:p>
      <text:p text:style-name="P17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0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18"><text:tab/><text:tab/>Print out columns of numbers <text:s/>(2 examples)</text:p>
      <text:p text:style-name="P18"><text:tab/><text:tab/>Generate an array of random numbers and print them out in numerical order</text:p>
      <text:p text:style-name="P5"><text:span text:style-name="T5"><text:tab/></text:span><text:span text:style-name="T11">3_String_to_Bin</text:span></text:p>
      <text:p text:style-name="P5"><text:tab/><text:tab/><text:span text:style-name="T5">Enter numbers at keyboard</text:span></text:p>
      <text:p text:style-name="P18"><text:tab/><text:tab/>Enter the numbers 2, 4, 8, 16, 32, 64………………</text:p>
      <text:p text:style-name="P18"><text:tab/><text:tab/>Enter numbers at the keyboard and re-order them (smallest to largest)</text:p>
      <text:p text:style-name="P6"><text:span text:style-name="T5"><text:tab/></text:span><text:span text:style-name="T9">4</text:span><text:span text:style-name="T11">_Char_numbers</text:span></text:p>
      <text:p text:style-name="P15"><text:tab/>5_Hex_numbers</text:p>
      <text:p text:style-name="P14"><text:span text:style-name="T9"><text:tab/></text:span><text:span text:style-name="T13">6_Simple Division</text:span></text:p>
      <text:p text:style-name="P5"/>
      <text:p text:style-name="P5">4_Display_Driver_Basic</text:p>
      <text:p text:style-name="P9"><text:tab/>1_Segment_driver</text:p>
      <text:p text:style-name="P9"><text:span text:style-name="T12"><text:tab/>2</text:span>_Segment_driver</text:p>
      <text:p text:style-name="P9"><text:tab/>3_Numerical_entry</text:p>
      <text:p text:style-name="P9"><text:tab/>4_Num_from_KBD</text:p>
      <text:p text:style-name="P9"><text:soft-page-break/><text:tab/>5_Moving_display</text:p>
      <text:p text:style-name="P9"><text:tab/>6_Random_num_display</text:p>
      <text:p text:style-name="P10"><text:tab/></text:p>
      <text:p text:style-name="P21">5_Interrupts</text:p>
      <text:p text:style-name="P9"><text:tab/>1_Interrupt_basic<text:tab/><text:tab/><text:span text:style-name="T12">(4 simple examples)</text:span></text:p>
      <text:p text:style-name="P9"><text:tab/>2_Pin_Change_Interrupt<text:tab/><text:span text:style-name="T12">(Reaction time tester)</text:span></text:p>
      <text:p text:style-name="P9"><text:tab/>3_reaction_time_tester</text:p>
      <text:p text:style-name="P9"><text:tab/>4_File_download_with_interrupt</text:p>
      <text:p text:style-name="P9"><text:tab/><text:span text:style-name="T12">5</text:span>_File_download_with_interrupt</text:p>
      <text:p text:style-name="P9"><text:tab/>6_Roots_with_interrupt</text:p>
      <text:p text:style-name="P9"/>
      <text:p text:style-name="P7">6_Timers</text:p>
      <text:p text:style-name="P7"><text:tab/>6<text:span text:style-name="T3">A_String_only_clock</text:span></text:p>
      <text:p text:style-name="P11"><text:tab/>6B_calculator_based_clock</text:p>
      <text:p text:style-name="P11"><text:tab/>6C_mini_OS_clock</text:p>
      <text:p text:style-name="P11"><text:tab/>6D_mini_OS_clock_with_adjustment</text:p>
      <text:p text:style-name="P11"><text:tab/>6E_Stand_a_lone_clock</text:p>
      <text:p text:style-name="P11"><text:tab/>6F_Stop_watch</text:p>
      <text:p text:style-name="P20"/>
      <text:p text:style-name="P7"><text:span text:style-name="T6">7</text:span><text:span text:style-name="T3">_Some_arithmetic</text:span></text:p>
      <text:p text:style-name="P11"><text:tab/>A_Integer_numbers</text:p>
      <text:p text:style-name="P11"><text:tab/>B_Prime_numbers</text:p>
      <text:p text:style-name="P11"><text:tab/>C_Prime_factors</text:p>
      <text:p text:style-name="P11"><text:tab/>D_Prime_Num_array</text:p>
      <text:p text:style-name="P11"><text:tab/>E_Prime_Factors_fast</text:p>
      <text:p text:style-name="P7"><text:span text:style-name="T3"><text:tab/></text:span><text:span text:style-name="T6">F_</text:span><text:span text:style-name="T3">Integer_arithmetic</text:span></text:p>
      <text:p text:style-name="P7"><text:span text:style-name="T3"><text:tab/></text:span><text:span text:style-name="T6">G_</text:span><text:span text:style-name="T3">Integer_roots</text:span></text:p>
      <text:p text:style-name="P7"><text:span text:style-name="T3"><text:tab/></text:span><text:span text:style-name="T6">H_</text:span><text:span text:style-name="T3">Real_num_division</text:span></text:p>
      <text:p text:style-name="P7"><text:span text:style-name="T3"><text:tab/></text:span><text:span text:style-name="T6">I_</text:span><text:span text:style-name="T3">Real_num_division_2</text:span></text:p>
      <text:p text:style-name="P11"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4-12-30T18:47:59.977000000</dc:date>
    <meta:editing-duration>PT1H54M8S</meta:editing-duration>
    <meta:editing-cycles>11</meta:editing-cycles>
    <meta:document-statistic meta:table-count="0" meta:image-count="0" meta:object-count="0" meta:page-count="3" meta:paragraph-count="75" meta:word-count="249" meta:character-count="2061" meta:non-whitespace-character-count="1799"/>
  </office:meta>
</office:document-meta>
</file>